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3.44583mm" fo:page-width="35.45418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miter" svg:stroke-opacity="100.0%" svg:stroke-width="0.26458332mm"/>
    </style:style>
    <style:style style:family="graphic" style:name="style-3">
      <style:graphic-properties draw:fill="none" draw:stroke="solid" svg:stroke-color="#000000" draw:stroke-linejoin="miter" svg:stroke-opacity="100.0%" svg:stroke-width="0.26458332mm"/>
    </style:style>
    <style:style style:family="graphic" style:name="style-4">
      <style:graphic-properties draw:fill="none" draw:stroke="solid" svg:stroke-color="#000000" draw:stroke-linejoin="miter" svg:stroke-opacity="100.0%" svg:stroke-width="0.26458332mm"/>
    </style:style>
    <style:style style:family="graphic" style:name="style-5">
      <style:graphic-properties draw:fill="none" draw:stroke="solid" svg:stroke-color="#000000" draw:stroke-linejoin="miter" svg:stroke-opacity="100.0%" svg:stroke-width="0.26458332mm"/>
    </style:style>
    <style:style style:family="graphic" style:name="style-6">
      <style:graphic-properties draw:fill="none" draw:stroke="solid" svg:stroke-color="#000000" draw:stroke-linejoin="miter" svg:stroke-opacity="100.0%" svg:stroke-width="0.26458332mm"/>
    </style:style>
    <style:style style:family="graphic" style:name="style-7">
      <style:graphic-properties draw:fill="none" draw:stroke="solid" svg:stroke-color="#000000" draw:stroke-linejoin="miter" svg:stroke-opacity="100.0%" svg:stroke-width="0.26458332mm"/>
    </style:style>
    <style:style style:family="graphic" style:name="style-8">
      <style:graphic-properties draw:fill="none" draw:stroke="solid" svg:stroke-color="#000000" draw:stroke-linejoin="miter" svg:stroke-opacity="100.0%" svg:stroke-width="0.26458332mm"/>
    </style:style>
    <style:style style:family="graphic" style:name="style-9">
      <style:graphic-properties draw:fill="none" draw:stroke="solid" svg:stroke-color="#000000" draw:stroke-linejoin="miter" svg:stroke-opacity="100.0%" svg:stroke-width="0.26458332mm"/>
    </style:style>
    <style:style style:family="graphic" style:name="style-10">
      <style:graphic-properties draw:fill="none" draw:stroke="solid" svg:stroke-color="#000000" draw:stroke-linejoin="miter" svg:stroke-opacity="100.0%" svg:stroke-width="0.26458332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105.83334 52.91667 C 105.83334 82.14173 82.14178 105.83334 52.91667 105.83334 C 23.69156 105.83334 0.0 82.14173 0.0 52.91667 C 0.0 23.691607 23.69156 -5.684342E-14 52.91667 -5.684342E-14 C 82.14178 -5.684342E-14 105.83334 23.691607 105.83334 52.91667 z" svg:height="1.0583334mm" draw:style-name="style-2" svg:viewBox="0.0 0.0 105.83334 105.83334" svg:width="1.0583334mm" svg:x="21.034374mm" svg:y="49.873955mm"/>
            <draw:path svg:d="M 0.0 0.0 L 238.1266 0.0" svg:height="0.0mm" draw:style-name="style-3" svg:viewBox="0.0 0.0 238.1266 1.0" svg:width="2.381266mm" svg:x="27.38429mm" svg:y="50.403122mm"/>
            <draw:path svg:d="M 740.8333 687.91656 C 550.96826 687.91656 238.12498 687.9167 238.12498 687.9167 L 238.12498 0.037798483 L 740.8333 0.0 C 930.69836 0.0 1084.7916 154.0933 1084.7916 343.9583 C 1084.7916 533.8233 930.69836 687.91656 740.8333 687.91656 z M 1190.6249 343.95837 C 1190.6249 373.16837 1166.9183 396.87503 1137.7083 396.87503 C 1108.4984 396.87503 1084.7916 373.16837 1084.7916 343.95837 C 1084.7916 314.74835 1108.4984 291.0417 1137.7083 291.0417 C 1166.9183 291.0417 1190.6249 314.74835 1190.6249 343.95837 z M 1190.6168 343.9583 L 1428.7434 343.9583 M 0.0 171.97911 L 238.1266 171.97911 M 0.0 515.9373 L 238.1266 515.9373" svg:height="6.8791666mm" draw:style-name="style-4" svg:viewBox="0.0 0.0 1428.7434 687.9167" svg:width="14.287435mm" svg:x="18.653124mm" svg:y="0.13229166mm"/>
            <draw:path svg:d="M 171.97916 0.0 L 171.97916 1.6536458 C 230.1539 102.59669 263.7565 219.15994 263.7565 343.9583 C 263.7565 468.75668 230.1539 585.31995 171.97916 686.2632 L 171.97916 687.9168 L 263.7565 687.9168 L 528.33984 687.9168 C 782.62317 687.9168 1004.5916 549.2936 1123.6523 343.9583 C 1004.5916 138.62303 782.62317 0.0 528.33984 0.0 L 263.7565 0.0 L 171.97916 0.0 z M 1230.3124 343.96802 C 1230.3124 373.1781 1206.6058 396.88467 1177.3958 396.88467 C 1148.1857 396.88467 1124.4791 373.1781 1124.4791 343.96802 C 1124.4791 314.75812 1148.1857 291.05133 1177.3958 291.05133 C 1206.6058 291.05133 1230.3124 314.75812 1230.3124 343.96802 z M 1230.3052 343.9583 L 1468.4459 343.9583 M 0.0 171.97935 L 238.1266 171.97935 M 0.0 515.9375 L 238.1266 515.9375" svg:height="6.8791685mm" draw:style-name="style-5" svg:viewBox="0.0 0.0 1468.4459 687.9168" svg:width="14.684459mm" svg:x="19.314583mm" svg:y="15.742708mm"/>
            <draw:path svg:d="M 304.2708 0.0 L 304.2708 1.6536458 C 362.44556 102.59669 396.04816 219.15974 396.04816 343.9583 C 396.04816 468.7565 362.44556 585.31995 304.2708 686.263 L 304.2708 687.9166 L 396.04816 687.9166 L 660.6315 687.9166 C 914.91486 687.9166 1136.8834 549.2934 1255.944 343.9583 C 1136.8834 138.62323 914.91486 0.0 660.6315 0.0 L 396.04816 0.0 L 304.2708 0.0 z M 171.97916 1.6536458 C 230.1539 102.59669 263.7565 219.15974 263.7565 343.9583 C 263.7565 468.7565 230.1539 585.31995 171.97916 686.263 M 1362.6041 343.9777 C 1362.6041 373.18738 1338.8976 396.89435 1309.6874 396.89435 C 1280.4773 396.89435 1256.7708 373.18738 1256.7708 343.9777 C 1256.7708 314.76758 1280.4773 291.06104 1309.6874 291.06104 C 1338.8976 291.06104 1362.6041 314.76758 1362.6041 343.9777 z M 1362.6041 343.9587 L 1600.7307 343.9587 M 0.0 171.97916 L 238.1266 171.97916 M 0.0 515.9375 L 238.1266 515.9375" svg:height="6.879166mm" draw:style-name="style-6" svg:viewBox="0.0 0.0 1600.7307 687.9166" svg:width="16.007307mm" svg:x="19.314583mm" svg:y="31.353125mm"/>
            <draw:path svg:d="M 304.2708 0.0 L 304.2708 1.6536458 C 362.44556 102.59669 396.04816 219.15974 396.04816 343.9583 C 396.04816 468.7565 362.44556 585.31995 304.2708 686.263 L 304.2708 687.9166 L 396.04816 687.9166 L 660.6315 687.9166 C 914.9149 687.9166 1136.8834 549.2934 1255.944 343.9583 C 1136.8834 138.62283 914.9149 0.0 660.6315 0.0 L 396.04816 0.0 L 304.2708 0.0 z M 171.97916 1.6536458 C 230.1539 102.59669 263.7565 219.15974 263.7565 343.9583 C 263.7565 468.7565 230.1539 585.31995 171.97916 686.263 M 1256.77 343.9587 L 1494.8966 343.9587 M 0.0 171.97916 L 238.12656 171.97916 M 0.0 515.9375 L 238.12656 515.9375" svg:height="6.879166mm" draw:style-name="style-7" svg:viewBox="0.0 0.0 1494.8966 687.9166" svg:width="14.948966mm" svg:x="0.7937499mm" svg:y="31.353119mm"/>
            <draw:path svg:d="M 171.97916 0.0 L 171.97916 1.6536458 C 230.1539 102.59669 263.7565 219.15994 263.7565 343.9583 C 263.7565 468.75668 230.1539 585.31995 171.97916 686.26337 L 171.97916 687.91705 L 263.7565 687.91705 L 528.33984 687.91705 C 782.6233 687.91705 1004.59174 549.2936 1123.6523 343.9583 C 1004.59174 138.62303 782.6233 0.0 528.33984 0.0 L 263.7565 0.0 L 171.97916 0.0 z M 1124.4717 343.95853 L 1362.6116 343.95853 M 0.0 171.97935 L 238.12656 171.97935 M 0.0 515.9377 L 238.12656 515.9377" svg:height="6.8791704mm" draw:style-name="style-8" svg:viewBox="0.0 0.0 1362.6116 687.91705" svg:width="13.626116mm" svg:x="0.7937499mm" svg:y="15.742714mm"/>
            <draw:path svg:d="M 740.8333 687.91656 C 550.9683 687.91656 238.12498 687.9167 238.12498 687.9167 L 238.12498 0.037798483 L 740.8333 0.0 C 930.69836 0.0 1084.7916 154.0933 1084.7916 343.9583 C 1084.7916 533.8233 930.69836 687.91656 740.8333 687.91656 z M 1084.7916 343.9583 L 1324.4088 343.9583 M 0.0 171.9792 L 238.12656 171.9792 M 0.0 515.93744 L 238.12656 515.93744" svg:height="6.8791666mm" draw:style-name="style-9" svg:viewBox="0.0 0.0 1324.4088 687.9167" svg:width="13.244087mm" svg:x="0.13229166mm" svg:y="0.13229267mm"/>
            <draw:path svg:d="M 859.89435 291.04166 C 859.89435 320.25174 836.1877 343.9583 806.9777 343.9583 C 777.7677 343.9583 754.06104 320.25174 754.06104 291.04166 C 754.06104 261.83154 777.7677 238.12498 806.9777 238.12498 C 836.1877 238.12498 859.89435 261.83154 859.89435 291.04166 z M 238.12498 582.0833 L 238.12498 0.0 L 740.4518 291.04166 L 238.12498 582.0833 z M 859.8958 291.04166 L 1098.0223 291.04166 M 0.0 291.04166 L 238.12656 291.04166" svg:height="5.820833mm" draw:style-name="style-10" svg:viewBox="0.0 0.0 1098.0223 582.0833" svg:width="10.980224mm" svg:x="0.13229166mm" svg:y="47.49270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3.44583mm" fo:page-width="35.45418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